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37" style:family="paragraph" style:parent-style-name="Standard">
      <style:paragraph-properties fo:margin-left="0in" fo:margin-right="0in" fo:text-indent="0in" style:auto-text-indent="false"/>
    </style:style>
    <style:style style:name="P38" style:family="paragraph" style:parent-style-name="Standard" style:list-style-name="WWNum33">
      <style:paragraph-properties fo:margin-left="1in" fo:margin-right="0in" fo:text-indent="-0.25in" style:auto-text-indent="false"/>
    </style:style>
    <style:style style:name="P39" style:family="paragraph" style:parent-style-name="Standard" style:list-style-name="WWNum14">
      <style:paragraph-properties fo:margin-left="1in" fo:margin-right="0in" fo:text-indent="-0.25in" style:auto-text-indent="false"/>
    </style:style>
    <style:style style:name="P40" style:family="paragraph" style:parent-style-name="Standard" style:list-style-name="WWNum15">
      <style:paragraph-properties fo:margin-left="1in" fo:margin-right="0in" fo:text-indent="-0.25in" style:auto-text-indent="false"/>
    </style:style>
    <style:style style:name="P41" style:family="paragraph" style:parent-style-name="Standard" style:list-style-name="WWNum27">
      <style:paragraph-properties fo:margin-left="1in" fo:margin-right="0in" fo:text-indent="-0.25in" style:auto-text-indent="false"/>
    </style:style>
    <style:style style:name="P42" style:family="paragraph" style:parent-style-name="Standard" style:list-style-name="WWNum23">
      <style:paragraph-properties fo:margin-left="1in" fo:margin-right="0in" fo:text-indent="-0.25in" style:auto-text-indent="false"/>
    </style:style>
    <style:style style:name="P43" style:family="paragraph" style:parent-style-name="Standard" style:list-style-name="WWNum5">
      <style:paragraph-properties fo:margin-left="1in" fo:margin-right="0in" fo:text-indent="-0.25in" style:auto-text-indent="false"/>
    </style:style>
    <style:style style:name="P44" style:family="paragraph" style:parent-style-name="Standard" style:list-style-name="WWNum26">
      <style:paragraph-properties fo:margin-left="1in" fo:margin-right="0in" fo:text-indent="-0.25in" style:auto-text-indent="false"/>
    </style:style>
    <style:style style:name="P45" style:family="paragraph" style:parent-style-name="Standard" style:list-style-name="WWNum10">
      <style:paragraph-properties fo:margin-left="1in" fo:margin-right="0in" fo:text-indent="-0.25in" style:auto-text-indent="false"/>
    </style:style>
    <style:style style:name="P46" style:family="paragraph" style:parent-style-name="Standard" style:list-style-name="WWNum2">
      <style:paragraph-properties fo:margin-left="1in" fo:margin-right="0in" fo:text-indent="-0.25in" style:auto-text-indent="false"/>
    </style:style>
    <style:style style:name="P47" style:family="paragraph" style:parent-style-name="Standard" style:list-style-name="WWNum25">
      <style:paragraph-properties fo:margin-left="1in" fo:margin-right="0in" fo:text-indent="-0.25in" style:auto-text-indent="false"/>
    </style:style>
    <style:style style:name="P48" style:family="paragraph" style:parent-style-name="Standard">
      <style:paragraph-properties fo:margin-left="1in" fo:margin-right="0in" fo:text-indent="0in" style:auto-text-indent="false"/>
    </style:style>
    <style:style style:name="P49" style:family="paragraph" style:parent-style-name="Standard">
      <style:paragraph-properties fo:margin-left="0.5in" fo:margin-right="0in" fo:text-indent="0in" style:auto-text-indent="false"/>
    </style:style>
    <style:style style:name="P50" style:family="paragraph" style:parent-style-name="Standard" style:list-style-name="WWNum25">
      <style:paragraph-properties fo:margin-left="1.5in" fo:margin-right="0in" fo:text-indent="-0.25in" style:auto-text-indent="false"/>
    </style:style>
    <style:style style:name="P51" style:family="paragraph" style:parent-style-name="Standard">
      <style:paragraph-properties fo:margin-left="1.5in" fo:margin-right="0in" fo:text-indent="0in" style:auto-text-indent="false"/>
    </style:style>
    <style:style style:name="P52" style:family="paragraph" style:parent-style-name="Standard">
      <style:paragraph-properties fo:margin-left="0in" fo:margin-right="0in" fo:text-indent="0.5in" style:auto-text-indent="false"/>
    </style:style>
    <style:style style:name="P53" style:family="paragraph" style:parent-style-name="Standard" style:master-page-name="Standard">
      <style:paragraph-properties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text-underline-style="none"/>
    </style:style>
    <style:style style:name="T4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1">2023. 04:</text:span></text:p>
      <text:list xml:id="list4132563868" text:style-name="WWNum12">
        <text:list-item>
          <text:p text:style-name="P4">Formai követelményeket újra átnézni</text:p>
        </text:list-item>
        <text:list-item>
          <text:p text:style-name="P4">✓ Hivatkozás számok elé szóközöket tenni</text:p>
        </text:list-item>
        <text:list-item>
          <text:p text:style-name="P4">✓ Ahol százalékos értékek vannak konkrét számokat megemlíteni</text:p>
        </text:list-item>
      </text:list>
      <text:p text:style-name="P37"/>
      <text:p text:style-name="Standard"><text:span text:style-name="T1">2023. 01:</text:span></text:p>
      <text:list xml:id="list2829363384" text:style-name="WWNum6">
        <text:list-item>
          <text:p text:style-name="P5">✓ Könyvek linkjeit irodalomjegyzékbe</text:p>
        </text:list-item>
        <text:list-item>
          <text:p text:style-name="P5">✓ Szavak darabszáma könyvenként</text:p>
        </text:list-item>
        <text:list-item>
          <text:p text:style-name="P5">✓ Kódpéldákat frissíteni a szavak száma dolog miatt</text:p>
        </text:list-item>
        <text:list-item>
          <text:p text:style-name="P5">✓ Kezdő oldalakon a képeknek nincs cím adva</text:p>
        </text:list-item>
        <text:list-item>
          <text:p text:style-name="P5">✓ 7. oldalon nincs forrás megjelölve</text:p>
        </text:list-item>
        <text:list-item>
          <text:p text:style-name="P5">✓ Online konvertert konkrétan megemlíteni az elején</text:p>
        </text:list-item>
        <text:list-item>
          <text:p text:style-name="P5">✓ Régi módszer -&gt; online konverter, új konverter -&gt; kézi módszer (szóhasználat rossz)</text:p>
        </text:list-item>
        <text:list-item>
          <text:p text:style-name="P5">✓ Megemlíteni, hogy lehetett volna fizetőssel is</text:p>
        </text:list-item>
        <text:list-item>
          <text:p text:style-name="P5">✓ Tesseractot irodalomjegyzékhez felvenni</text:p>
        </text:list-item>
        <text:list-item>
          <text:p text:style-name="P5">✓ Miért van az, hogy a nagyszó és kicsivel írt szó külön van (MNSZ-re hivatkozva)</text:p>
        </text:list-item>
        <text:list-item>
          <text:p text:style-name="P5">X Ugyan azon évfolyam tk vs szgy rangkorreláció vagy akár MNSZ-el szemben (10-10 szó pl. a leggyakoribb nem töltelékszó)</text:p>
        </text:list-item>
        <text:list-item>
          <text:p text:style-name="P5">✓ Irodalomjegyzék számozásokat átnézni és sorrendbe rakni amikor minden fix már</text:p>
        </text:list-item>
      </text:list>
      <text:p text:style-name="P1"/>
      <text:p text:style-name="Standard"><text:span text:style-name="T1">2022. 09:</text:span></text:p>
      <text:list xml:id="list1126172210" text:style-name="WWNum8">
        <text:list-item>
          <text:p text:style-name="P6"><text:soft-page-break/>Szófelhőknél mondjuk az első 15 szó gyakoriságát megemlíteni, több szám adat szerepeljen</text:p>
        </text:list-item>
        <text:list-item>
          <text:p text:style-name="P6">Az eredmények rész után egy összegzés részt csinálni</text:p>
        </text:list-item>
        <text:list-item>
          <text:p text:style-name="P6">Szakdolgozat elején hiányzó részeket kitölteni</text:p>
        </text:list-item>
        <text:list-item>
          <text:p text:style-name="P6">Átolvasni az egészet, szócserék, fura részek esetleges átfogalmazása</text:p>
        </text:list-item>
      </text:list>
      <text:p text:style-name="P1"/>
      <text:p text:style-name="Standard"><text:span text:style-name="T1">2022. 05. 04:</text:span></text:p>
      <text:list xml:id="list3119288863" text:style-name="WWNum35">
        <text:list-item>
          <text:p text:style-name="P7">MNSZ adathalmaz kérdés: Leírásba csatolni a manuális megoldás leírását, ne legyen csatolva a szakdolgozat fájlai közé a teljes adathalmaz</text:p>
        </text:list-item>
        <text:list-item>
          <text:p text:style-name="P7">Grafikon generálással érdemes foglalkozni, hátha több érdekes paraméter lesz látható vizuálisan.</text:p>
        </text:list-item>
        <text:list-item>
          <text:p text:style-name="P7">Szófelhős résznél szöveget csökkenteni. Konkrét számokra kitérni az MNSZ felhő javítás után</text:p>
        </text:list-item>
      </text:list>
      <text:p text:style-name="P1"/>
      <text:p text:style-name="Standard"><text:span text:style-name="T1">2022. 04. 13:</text:span></text:p>
      <text:list xml:id="list1527541354" text:style-name="WWNum36">
        <text:list-item>
          <text:p text:style-name="P8">Végeredmények rendberakása, érdekességek gyűjtése, a nem érdekes szavak rész minimalizálása</text:p>
        </text:list-item>
        <text:list-item>
          <text:p text:style-name="P8">Elektronikus melléklet rész befejezése</text:p>
        </text:list-item>
        <text:list-item>
          <text:p text:style-name="P8">Általánosságban keresni még szógyakorisággal kapcsolatos dolgokat</text:p>
        </text:list-item>
      </text:list>
      <text:p text:style-name="P1"/>
      <text:p text:style-name="Standard"><text:span text:style-name="T1">2022. 04. 06:</text:span></text:p>
      <text:list xml:id="list1849570429" text:style-name="WWNum30">
        <text:list-item>
          <text:p text:style-name="P9">Irodalomjegyzéket linkelni a szakdolgozat szövegein belül</text:p>
        </text:list-item>
        <text:list-item>
          <text:p text:style-name="P9">Ahol lehet irodalomjegyzéket konkretizálni</text:p>
        </text:list-item>
        <text:list-item>
          <text:p text:style-name="P9">Gyakoriságok utáni kutatás (nyelvtanulásnál szógyakoriság pl)</text:p>
        </text:list-item>
      </text:list>
      <text:p text:style-name="P1"/>
      <text:p text:style-name="Standard"><text:span text:style-name="T1">2022. 03. 23:</text:span></text:p>
      <text:list xml:id="list1474038471" text:style-name="WWNum21">
        <text:list-item>
          <text:p text:style-name="P10"><text:soft-page-break/>Mások elemzéseiről írni a szakdolgozat elején (bevezetés)</text:p>
        </text:list-item>
        <text:list-item>
          <text:p text:style-name="P10">Végeredményeket elkezdeni megfogalmazni</text:p>
        </text:list-item>
        <text:list-item>
          <text:p text:style-name="P10">Kérdés: Végeredményeket milyen formában lenne érdemes prezentálni? (Mivel .json fájlokban vannak az adatok kimentve, esetleg wordben generálni hozzá grafikonokat? Szófelhők már vannak generálva könyvenként, könyvek összesítve + az MNSZ adataihoz is)</text:p>
        </text:list-item>
        <text:list-item>
          <text:p text:style-name="P10">Kérdés: Elektronikus melléklet részt kell írni? Ha jól értelmezem igen, mivel majd a kódot meg a generált dolgokat .zip-ben kell majd leadni</text:p>
        </text:list-item>
      </text:list>
      <text:p text:style-name="P1"/>
      <text:p text:style-name="Standard"><text:span text:style-name="T1">2022. 03. 02:</text:span></text:p>
      <text:list xml:id="list2588429487" text:style-name="WWNum31">
        <text:list-item>
          <text:p text:style-name="P11">Más elemzésekkel összehasonlításhoz kutatás (nyelvtudományi intézet)</text:p>
        </text:list-item>
        <text:list-item>
          <text:p text:style-name="P11">Szókincs: 2008-as kutatás szerint átlagosan a kiadott tankönyvcsalád kb. 40 ezer egyedi szót tartalmaznak 3-8. osztályig<text:line-break/>TODO: Ide egyedi szavak számáról lehetne pl. számokat gyűjteni a tesztadatból<text:line-break/>Ide érdekes táblázat a <text:a xlink:type="simple" xlink:href="https://anyanyelv-pedagogia.hu/cikkek.php?id=771" text:style-name="ListLabel_20_325" text:visited-style-name="ListLabel_20_325"><text:span text:style-name="T4">https://anyanyelv-pedagogia.hu/cikkek.php?id=771</text:span></text:a> linken látható táblázat a ‘A szókincs becsült nagyságának alakulása az életkor előrehaladtával’ táblázat</text:p>
        </text:list-item>
        <text:list-item>
          <text:p text:style-name="P11"><text:a xlink:type="simple" xlink:href="http://www.nefmi.gov.hu/letolt/kozokt/tkvrendelet.ppt" text:style-name="ListLabel_20_325" text:visited-style-name="ListLabel_20_325"><text:span text:style-name="T4">http://www.nefmi.gov.hu/letolt/kozokt/tkvrendelet.ppt</text:span></text:a> linken érdekes lehet a 16. oldalon szereplő tulajdonneves táblázat, bár mi nem számoltatunk ilyen adatokat. Itt még szó esik a pl. 100 betűnél hosszabb mondatok számáról, ami szintén érdekes lehet. Ezt akár mi is tudnánk mérni</text:p>
        </text:list-item>
        <text:list-item>
          <text:p text:style-name="P11"><text:a xlink:type="simple" xlink:href="http://www.nytud.mta.hu/adatb/index.html" text:style-name="ListLabel_20_325" text:visited-style-name="ListLabel_20_325"><text:span text:style-name="T4">http://www.nytud.mta.hu/adatb/index.html</text:span></text:a> Linken csomó adatbázis elérhető, köztük pl. az eddig már említett MNSZ-es adatbázis is</text:p>
        </text:list-item>
        <text:list-item>
          <text:p text:style-name="P11"><text:a xlink:type="simple" xlink:href="http://www.nytud.hu/hhc/" text:style-name="ListLabel_20_325" text:visited-style-name="ListLabel_20_325"><text:span text:style-name="T4">http://www.nytud.hu/hhc/</text:span></text:a> Itt lehet könyvekre szerzőkre szavakra keresni</text:p>
        </text:list-item>
        <text:list-item>
          <text:p text:style-name="P11">Kérdés: Szófelhőkből mennyit tegyek a szakgodába?</text:p>
        </text:list-item>
        <text:list-item>
          <text:p text:style-name="P11">TODO: Szófelhőkről írni a vázlatba hogy mire jók mivel lesznek használva vizualizációként</text:p>
        </text:list-item>
      </text:list>
      <text:p text:style-name="P1"/>
      <text:p text:style-name="Standard"><text:span text:style-name="T1">2022. 02. 09:</text:span></text:p>
      <text:list xml:id="list115554778" text:style-name="WWNum33">
        <text:list-item>
          <text:p text:style-name="P12">Tankönyvek szógyakorisági elemzések keresése, akár angolul akár magyarul</text:p>
          <text:list>
            <text:list-item>
              <text:p text:style-name="P38"><text:a xlink:type="simple" xlink:href="https://anyanyelv-pedagogia.hu/cikkek.php?id=771" text:style-name="ListLabel_20_325" text:visited-style-name="ListLabel_20_325"><text:span text:style-name="T4">https://anyanyelv-pedagogia.hu/cikkek.php?id=771</text:span></text:a></text:p>
            </text:list-item>
            <text:list-item>
              <text:p text:style-name="P38"><text:a xlink:type="simple" xlink:href="http://www.nefmi.gov.hu/letolt/kozokt/tkvrendelet.ppt" text:style-name="ListLabel_20_325" text:visited-style-name="ListLabel_20_325"><text:span text:style-name="T4">http://www.nefmi.gov.hu/letolt/kozokt/tkvrendelet.ppt</text:span></text:a><text:line-break/>(Ez letölthető .ppt fájl)</text:p>
            </text:list-item>
            <text:list-item>
              <text:p text:style-name="P38"><text:a xlink:type="simple" xlink:href="https://efolyoirat.oszk.hu/00000/00011/00104/pdf/iskolakultura_EPA00011_2006_05_079-088.pdf" text:style-name="ListLabel_20_325" text:visited-style-name="ListLabel_20_325"><text:span text:style-name="T4">https://efolyoirat.oszk.hu/00000/00011/00104/pdf/iskolakultura_EPA00011_2006_05_079-088.pdf</text:span></text:a></text:p>
            </text:list-item>
            <text:list-item>
              <text:p text:style-name="P38"><text:a xlink:type="simple" xlink:href="http://pedagogus.edia.hu/sites/default/files/public/2_4/Vidakovich_Vigh_Somi_Thekes_2013.pdf" text:style-name="ListLabel_20_325" text:visited-style-name="ListLabel_20_325"><text:span text:style-name="T4">http://pedagogus.edia.hu/sites/default/files/public/2_4/Vidakovich_Vigh_Somi_Thekes_2013.pdf</text:span></text:a></text:p>
            </text:list-item>
          </text:list>
        </text:list-item>
        <text:list-item>
          <text:p text:style-name="P12">Kódokat dokumentálni</text:p>
        </text:list-item>
      </text:list>
      <text:p text:style-name="P2"><text:soft-page-break/></text:p>
      <text:p text:style-name="Standard"><text:span text:style-name="T1">2022. 01. 27:</text:span></text:p>
      <text:list xml:id="list844119068" text:style-name="WWNum1">
        <text:list-item>
          <text:p text:style-name="P13">Vázlatot bővíteni az új dolgokkal, átnézni az eddigieket</text:p>
        </text:list-item>
        <text:list-item>
          <text:p text:style-name="P13">Szövegkinyerési hiba statisztika: Kicsiben kezdeni, minél többféle hibát összeszedni</text:p>
        </text:list-item>
      </text:list>
      <text:p text:style-name="P2"/>
      <text:p text:style-name="P2"/>
      <text:p text:style-name="Standard"><text:span text:style-name="T1">2022. 01. 13:</text:span></text:p>
      <text:list xml:id="list2306406166" text:style-name="WWNum14">
        <text:list-item>
          <text:p text:style-name="P14">Szövegkinyerési statisztikák a hibákról amiket a Tesseract okoz keresni &amp; jegyzetelni</text:p>
          <text:list>
            <text:list-item>
              <text:p text:style-name="P39">‘nahát’ szó rendellenesség</text:p>
            </text:list-item>
            <text:list-item>
              <text:p text:style-name="P39">Kérdés: Hogy lenne érdemes ezt csinálni pontosan?<text:line-break/>Én olyasmire gondoltam, hogy a régi szövegkinyerési módszerekkel venni 1-2 oldalnyi szöveget és azt összehasonlítani hiba típus és mennyiség alapján.</text:p>
            </text:list-item>
          </text:list>
        </text:list-item>
        <text:list-item>
          <text:p text:style-name="P14">Esetleg Stanford CoreNLP-t kipróbálni a szövegre, mi az amit ez tud és pl a magyarlánc nem:</text:p>
          <text:list>
            <text:list-item>
              <text:p text:style-name="P39"><text:a xlink:type="simple" xlink:href="https://stanfordnlp.github.io/CoreNLP/" text:style-name="ListLabel_20_325" text:visited-style-name="ListLabel_20_325"><text:span text:style-name="T4">dokumentáció</text:span></text:a> &amp; <text:a xlink:type="simple" xlink:href="https://corenlp.run/" text:style-name="ListLabel_20_325" text:visited-style-name="ListLabel_20_325"><text:span text:style-name="T4">online futtatható verzió</text:span></text:a></text:p>
            </text:list-item>
            <text:list-item>
              <text:p text:style-name="P39">A szófajok elemzése jól működik, tokenizálási különbségek előfordulnak.</text:p>
            </text:list-item>
            <text:list-item>
              <text:p text:style-name="P39">A lemma annotáció valamiért nem működik helyesen: nem adja vissza a lemmákat. pl:<text:line-break/>A ‘szerződésről’ szóra a magyarlánc azt mondja, hogy a lemma az ‘szerződés’, míg a coreNLP azt mondja, hogy ‘szerződésről’, ami nem helyes.<text:line-break/>Természetesen a szófaj az mind a kettő programnál helyes.</text:p>
            </text:list-item>
            <text:list-item>
              <text:p text:style-name="P39">Named Entity Recognition működik. pl:</text:p>
            </text:list-item>
          </text:list>
        </text:list-item>
      </text:list>
      <text:p text:style-name="P48">‘Budapesten nagy a köd.’</text:p>
      <text:p text:style-name="P48">Ebben felismeri hogy a ‘Budapesten’ egy helyszínt jelöl</text:p>
      <text:list xml:id="list3474508178" text:style-name="WWNum15">
        <text:list-item>
          <text:p text:style-name="P40">TODO: Idézet felismerő kipróbálása</text:p>
        </text:list-item>
      </text:list>
      <text:list xml:id="list3857537039" text:style-name="WWNum27">
        <text:list-item>
          <text:p text:style-name="P41">Feltűnt 1 érdekesség a mondattagolással kapcsolatban: a coreNLP nem ugyanúgy darabolja mondatokra a bemeneti szöveget mint a magyarlánc.<text:line-break/>Pl: a címszavakat, amik végén nincs írásjel a coreNLP egybeveszi a következő mondat szövegével.</text:p>
        </text:list-item>
      </text:list>
      <text:list xml:id="list40422969509571" text:continue-list="list2306406166" text:style-name="WWNum14">
        <text:list-item>
          <text:list>
            <text:list-item>
              <text:p text:style-name="P39">Kimentettem a kimenetét ugyan olyan formátumban, mint amit a magyarlánc ad -&gt; amik a magyarláncra lettek írva elemző kódok akár erre is működhetnek (szófajonkénti statisztikák, szófelhők stb)</text:p>
            </text:list-item>
          </text:list>
        </text:list-item>
        <text:list-item>
          <text:p text:style-name="P14">Szófelhőknek utánanézni:</text:p>
          <text:list>
            <text:list-item>
              <text:p text:style-name="P39"><text:soft-page-break/><text:a xlink:type="simple" xlink:href="https://boostlabs.com/blog/what-are-word-clouds-value-simple-visualizations/" text:style-name="ListLabel_20_325" text:visited-style-name="ListLabel_20_325"><text:span text:style-name="T4">Szófelhőkről leírás</text:span></text:a>, ebből lehetne jegyzetelni ha kellenek majd</text:p>
            </text:list-item>
            <text:list-item>
              <text:p text:style-name="P39">A szófelhők generálását programkódból végzem, ugyan abban a lépésben amikor a statisztika .json fájlokat generálom.</text:p>
            </text:list-item>
            <text:list-item>
              <text:p text:style-name="P39">Az eddig kinyert statisztikákból generálódik könyvenként &amp; összesítve az 50 leggyakoribb szóra 1-1 szófelhő.<text:line-break/><text:a xlink:type="simple" xlink:href="https://raw.githubusercontent.com/Degubi/Szakdoga/master/outputs/word_cloud/magyarlanc/9_tk.jpg" text:style-name="ListLabel_20_325" text:visited-style-name="ListLabel_20_325"><text:span text:style-name="T4">Minta a 9.-es tankönyv top50 szavára</text:span></text:a><text:line-break/>Megfigyelés: Érdemes lenne kiszűrni pl. a névelőket, eddig csak az írásjeleket szűröm ki.</text:p>
            </text:list-item>
          </text:list>
        </text:list-item>
      </text:list>
      <text:p text:style-name="P37"/>
      <text:p text:style-name="Standard"><text:span text:style-name="T1">2021. 12. 16:</text:span></text:p>
      <text:list xml:id="list247419964" text:style-name="WWNum23">
        <text:list-item>
          <text:p text:style-name="P15">Szógyakorisági elemzések, leggyakoribb igék, főnevek, melléknevek</text:p>
        </text:list-item>
        <text:list-item>
          <text:p text:style-name="P15">Töltelékszavak</text:p>
        </text:list-item>
        <text:list-item>
          <text:p text:style-name="P15"><text:a xlink:type="simple" xlink:href="http://mnsz.nytud.hu/" text:style-name="ListLabel_20_325" text:visited-style-name="ListLabel_20_325"><text:span text:style-name="T4">MNSZ szövegtár</text:span></text:a>, ottani statisztikákkal összehasonlítani</text:p>
        </text:list-item>
        <text:list-item>
          <text:p text:style-name="P15">Eddigi kinyert statisztikák akár könyvenként vagy összesítve (jelenleg json fájlokban tárolva, előre kiszámolva):</text:p>
          <text:list>
            <text:list-item>
              <text:p text:style-name="P42">Szófajonkénti darabszámok</text:p>
            </text:list-item>
            <text:list-item>
              <text:p text:style-name="P42">Leggyakoribb ‘n’ szó hozzátartozó darabszámokkal és szófajokkal</text:p>
            </text:list-item>
            <text:list-item>
              <text:p text:style-name="P42">Leggyakoribb ‘n’ szó szófajonként hozzátartozó szavankénti darabszámokkal</text:p>
            </text:list-item>
          </text:list>
        </text:list-item>
        <text:list-item>
          <text:p text:style-name="P15">Kérdés: a kinyert statisztikai adatokat milyen formában fogjuk használni?</text:p>
        </text:list-item>
      </text:list>
      <text:p text:style-name="P3"/>
      <text:p text:style-name="Standard"><text:span text:style-name="T1">2021. 12. 02:</text:span></text:p>
      <text:list xml:id="list1757911027" text:style-name="WWNum5">
        <text:list-item>
          <text:p text:style-name="P16">Adobe Acrobat Pro utánanézés szövegkinyeréshez:</text:p>
          <text:list>
            <text:list-item>
              <text:p text:style-name="P43">Nem tudtam letölteni, ugyanis olyan adatokat kért amiket nem szerettem volna megadni egy ingyenes próbaverzióhoz... (kártyaszámok, lakcím, stb)</text:p>
            </text:list-item>
            <text:list-item>
              <text:p text:style-name="P43">Találtam egy ehhez hasonló Adobe-s dolgot: ‘Adobe PDF Extract API’<text:line-break/>Ez json fájlba ment ki adatokat a pdf-ekről, viszont az ocr-nél többet tud: gépi tanulást használnak arra, hogy megértsék a struktúráját a pdf-nek és úgy nyernek ki belőle szöveget és egyéb adatokat (ez a módszer gondolom kiküszöböli pl. a hirtelen struktúra változásokban a pdf elrendezéseit illetve)<text:line-break/>Ezt sem tudtam sajnos kipróbálni, ugyanis ez is fizetős + regisztrációs oldal mögé van zárva.</text:p>
            </text:list-item>
          </text:list>
        </text:list-item>
        <text:list-item>
          <text:p text:style-name="P16"><text:a xlink:type="simple" xlink:href="https://docs.google.com/document/d/1KCuC0n6AIDWmuj1Qw44mqTErlH7PZDMGOsjoHUKRyls" text:style-name="ListLabel_20_325" text:visited-style-name="ListLabel_20_325"><text:span text:style-name="T4">Új jegyzet</text:span></text:a></text:p>
        </text:list-item>
        <text:list-item>
          <text:p text:style-name="P16"><text:a xlink:type="simple" xlink:href="http://real.mtak.hu/101696/1/99-111.pdf" text:style-name="ListLabel_20_325" text:visited-style-name="ListLabel_20_325"><text:span text:style-name="T4">Ezt jobban átolvasnom majd</text:span></text:a></text:p>
        </text:list-item>
        <text:list-item>
          <text:p text:style-name="P16">Lefuttattam az eddig általam írt programmal kinyert szöveges fájlokra a magyarláncot, 1 kivételével az összesre lefuttot. A 12.-es szöveggyűjteményből kinyert szövegben van valami amin a magyarlánc fennakad..</text:p>
        </text:list-item>
      </text:list>
      <text:p text:style-name="P37"><text:soft-page-break/></text:p>
      <text:p text:style-name="Standard"><text:span text:style-name="T1">2021. 11. 11:</text:span></text:p>
      <text:list xml:id="list955667742" text:style-name="WWNum13">
        <text:list-item>
          <text:p text:style-name="P17">Stanford NLP, mint alternatívum a magyarlánchoz más nyelvekhez</text:p>
        </text:list-item>
        <text:list-item>
          <text:p text:style-name="P17">Könyv készítőitől/kiadójától szöveges forrást kérni az elemezendő könyvekhez</text:p>
        </text:list-item>
        <text:list-item>
          <text:p text:style-name="P17">Új doksit létrehozni, amiben a kutatások részletesebben vannak írva?</text:p>
        </text:list-item>
        <text:list-item>
          <text:p text:style-name="P17"><text:a xlink:type="simple" xlink:href="https://gist.github.com/Degubi/e9452faefceb31e76aacf76350d49eb1" text:style-name="ListLabel_20_325" text:visited-style-name="ListLabel_20_325"><text:span text:style-name="T4">Nyers kimenet</text:span></text:a> (Github gist link)</text:p>
        </text:list-item>
        <text:list-item>
          <text:p text:style-name="P17"><text:a xlink:type="simple" xlink:href="https://gist.github.com/Degubi/ea7ade9b19f5defcd03cbd0f15ec358b" text:style-name="ListLabel_20_325" text:visited-style-name="ListLabel_20_325"><text:span text:style-name="T4">Paragrafusonkénti kimenet</text:span></text:a> (Github gist link, ezzel dolgozna a magyarlánc)</text:p>
        </text:list-item>
      </text:list>
      <text:p text:style-name="P37"/>
      <text:p text:style-name="Standard"><text:span text:style-name="T1">2021. 10. 28:</text:span></text:p>
      <text:list xml:id="list3960409059" text:style-name="WWNum4">
        <text:list-item>
          <text:p text:style-name="P18">Kutatni: <text:a xlink:type="simple" xlink:href="https://nlp.stanford.edu/" text:style-name="ListLabel_20_325" text:visited-style-name="ListLabel_20_325"><text:span text:style-name="T4">stanford NLP</text:span></text:a> és <text:a xlink:type="simple" xlink:href="https://stanfordnlp.github.io/CoreNLP/" text:style-name="ListLabel_20_325" text:visited-style-name="ListLabel_20_325"><text:span text:style-name="T4">CoreNLP</text:span></text:a></text:p>
        </text:list-item>
        <text:list-item>
          <text:p text:style-name="P18">Kapott szakdolgozatok tanulmányozása</text:p>
        </text:list-item>
      </text:list>
      <text:list xml:id="list2114053461" text:style-name="WWNum26">
        <text:list-item>
          <text:p text:style-name="P19">Szövegkinyerés:</text:p>
          <text:list>
            <text:list-item>
              <text:p text:style-name="P44">Mivel elég lassú volt a szövegkinyerés (pdf-ek képpé alakítása, majd azokra ocr), parallelizálás után a program egyszerre több pdf oldalt képes feldolgozni. Ez nagyon sokat segít a szövegkinyerés folyamat kimenetének a validálásán.</text:p>
            </text:list-item>
            <text:list-item>
              <text:p text:style-name="P44">Új testreszabhatóságok: Bemeneti pdf-enként állítható margó, így kézzel állítható az a margó amin kívül nem történik szövegkinyerés</text:p>
            </text:list-item>
            <text:list-item>
              <text:p text:style-name="P44">Ezekkel a módszerekkel már olyan kimenetet lehet kialakítani, ami egyszeri átfutással gyorsan elemezhető</text:p>
            </text:list-item>
            <text:list-item>
              <text:p text:style-name="P44">A címek eltávolítása után egyesítem az összes szöveget 1 sorra (2 eset van: kötőjel + új-sor karakter, illetve új-sor karakter magában)<text:line-break/>Így már jól elemez a magyarlánc is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pan text:style-name="T1">2021. 10. 14:</text:span></text:p>
      <text:list xml:id="list2411229216" text:style-name="WWNum10">
        <text:list-item>
          <text:p text:style-name="P20">Felhasznált dokumentumok:</text:p>
          <text:list>
            <text:list-item>
              <text:p text:style-name="P45"><text:a xlink:type="simple" xlink:href="https://aclanthology.org/R13-1099.pdf" text:style-name="ListLabel_20_325" text:visited-style-name="ListLabel_20_325"><text:span text:style-name="T4">https://aclanthology.org/R13-1099.pdf</text:span></text:a></text:p>
            </text:list-item>
            <text:list-item>
              <text:p text:style-name="P45"><text:a xlink:type="simple" xlink:href="https://rgai.inf.u-szeged.hu/magyarlanc" text:style-name="ListLabel_20_325" text:visited-style-name="ListLabel_20_325"><text:span text:style-name="T4">https://rgai.inf.u-szeged.hu/magyarlanc</text:span></text:a></text:p>
            </text:list-item>
            <text:list-item>
              <text:p text:style-name="P45"><text:a xlink:type="simple" xlink:href="http://www.lrec-conf.org/proceedings/lrec2014/pdf/262_Paper.pdf" text:style-name="ListLabel_20_325" text:visited-style-name="ListLabel_20_325"><text:span text:style-name="T4">http://www.lrec-conf.org/proceedings/lrec2014/pdf/262_Paper.pdf</text:span></text:a><text:line-break/></text:p>
            </text:list-item>
          </text:list>
        </text:list-item>
      </text:list>
      <text:list xml:id="list394607108" text:style-name="WWNum2">
        <text:list-item>
          <text:p text:style-name="P21">Magyarlánc moduljai:</text:p>
          <text:list>
            <text:list-item>
              <text:p text:style-name="P46">Sentence splitter (mondatokra bontás) and tokenizer</text:p>
            </text:list-item>
            <text:list-item>
              <text:p text:style-name="P46">Morphological analyzer</text:p>
            </text:list-item>
            <text:list-item>
              <text:p text:style-name="P46">POS tagger</text:p>
            </text:list-item>
            <text:list-item>
              <text:p text:style-name="P46">Dependency parser</text:p>
            </text:list-item>
          </text:list>
        </text:list-item>
      </text:list>
      <text:p text:style-name="P49"/>
      <text:list xml:id="list40421463387116" text:continue-numbering="true" text:style-name="WWNum2">
        <text:list-item>
          <text:p text:style-name="P21">Sentence splitter &amp; tokenizer:<text:line-break/>MorphAdorner-be épített sentence splitter, bővítve. (pl. rövidítéseknél ahol pont van, de nem jelzi a mondat végét, pl: ‘kft.’)<text:line-break/>Emellett a tokenizáló sorszámozott tokenekre bontja a mondatokat, szegmentálás történik.</text:p>
        </text:list-item>
        <text:list-item>
          <text:p text:style-name="P21">Morphological analysis:<text:line-break/>Lemmatizáló szótári alakra alakítja az adott tokeneket, itt történik pl. a toldalék eltávolítás.</text:p>
        </text:list-item>
        <text:list-item>
          <text:p text:style-name="P21">POS tagging:<text:line-break/>Hasznos információkat tárol 1-1 szó pozíciója a mondatokban: pl. elárul arról dolgokat, hogy az adott szó környezetében milyen szavak találhatóak.<text:line-break/>Ehhez természetesen kell pl. az adott szó szófaja, ami a POS tagging része.<text:line-break/></text:p>
        </text:list-item>
      </text:list>
      <text:p text:style-name="P49">Kérdések:</text:p>
      <text:list xml:id="list3295644970" text:style-name="WWNum25">
        <text:list-item>
          <text:p text:style-name="P47">OCR-ről megéri-e kutatni? Itt lehetne beszélni magáról a technológiáról, digitalizálás előnyeiről/hátrányairól, illetve a szövegkinyerés folyamán talált hibákról/észrevételekről</text:p>
        </text:list-item>
        <text:list-item>
          <text:p text:style-name="P47">Adathalmaz fixálása: </text:p>
          <text:list>
            <text:list-item>
              <text:p text:style-name="P50">9-12. osztályos adat elég e?</text:p>
            </text:list-item>
            <text:list-item>
              <text:p text:style-name="P50"><text:soft-page-break/>Mivel a szövegkinyerős problémák közül már nincs megoldhatatlan,</text:p>
            </text:list-item>
          </text:list>
        </text:list-item>
      </text:list>
      <text:p text:style-name="P51">érdemes-e már véglegesíteni az adatokat?</text:p>
      <text:p text:style-name="P37"/>
      <text:p text:style-name="Standard"><text:span text:style-name="T1">2021. 09. 23:</text:span></text:p>
      <text:list xml:id="list4010215036" text:style-name="WWNum22">
        <text:list-item>
          <text:p text:style-name="P22">Magyarlánc módszereinek kutatása</text:p>
        </text:list-item>
        <text:list-item>
          <text:p text:style-name="P22">MSZNY magyarlánc szakirodalom</text:p>
        </text:list-item>
        <text:list-item>
          <text:p text:style-name="P22">dblp-n keresni nevek alapján</text:p>
        </text:list-item>
        <text:list-item>
          <text:p text:style-name="P22">Magyar nyelvű magyarlánc leírást keresni, mások mit írtak erről a hibáról</text:p>
        </text:list-item>
        <text:list-item>
          <text:p text:style-name="P22">Elsősorban szógyakoriság elemzés lesz majd a végkifejlet</text:p>
        </text:list-item>
        <text:list-item>
          <text:p text:style-name="P22">Következő megbeszélés: 2021.10.14 08:45</text:p>
        </text:list-item>
      </text:list>
      <text:p text:style-name="Standard"/>
      <text:p text:style-name="Standard"><text:span text:style-name="T1">2021. 09. 13:</text:span></text:p>
      <text:list xml:id="list3889229614" text:style-name="WWNum18">
        <text:list-item>
          <text:p text:style-name="P23">Szövegkinyerés folyamatán kell dolgozni, próbálgatni, tesztelgetni, hogy hogy mennyi kézimunka marad</text:p>
        </text:list-item>
        <text:list-item>
          <text:p text:style-name="P23">Következő megbeszélés: 2021. 09. 23 08:30</text:p>
        </text:list-item>
      </text:list>
      <text:p text:style-name="P37"/>
      <text:p text:style-name="P37">Szövegkinyerés:</text:p>
      <text:list xml:id="list4168332838" text:style-name="WWNum29">
        <text:list-item>
          <text:p text:style-name="P24">Szövegkinyeréshez átálltam 1 új módszerre: PDF-ből kép képzés, majd Tesseract-al való szövegkinyerés. (A régi megoldás a PDFBox nevű könyvtárba épített szövegfelismerő volt)</text:p>
        </text:list-item>
        <text:list-item>
          <text:p text:style-name="P24">Az előző megoldás kimenetével több probléma merült fel. Ezek között volt olyan ami automatikusan, volt olyan ami csak kézzel megoldható lett volna:</text:p>
        </text:list-item>
      </text:list>
      <text:p text:style-name="P49">- <text:s text:c="2"/>Speciális szimbólumok, amik zavarták volna az elemzés eredményeit. Ezeket szimpla szöveg lecseréléssel kilehetett volna szedni.</text:p>
      <text:p text:style-name="P49">- <text:s text:c="2"/>Nagyon gyakran fordult elő, hogy kihagyott betűket a kinyerő: pl. a dupla ‘t’-k helyére 2 db szóközt tett. Ezeket automatizálva javítani szinte lehetetlen lett volna. Főleg ez volt a fő ok amiért új irányokba kezdtem el keresgélni.</text:p>
      <text:p text:style-name="P37"><text:s text:c="6"/>- <text:s text:c="3"/>Az új kinyerési módszerekkel ezek a hibák automatikusan kijavultak + maga a kimenet formátuma is jobban tagolt.</text:p>
      <text:p text:style-name="P37"><text:soft-page-break/></text:p>
      <text:p text:style-name="P37">Magyarlánc:</text:p>
      <text:list xml:id="list2448323374" text:style-name="WWNum19">
        <text:list-item>
          <text:p text:style-name="P25">Körülbelül 5 oldalnyi szöveggel tesztelgettem dolgokat, hogy mik történnek az eddigi kimenettel.</text:p>
        </text:list-item>
        <text:list-item>
          <text:p text:style-name="P25">Észrevettem, hogy a több sorra tagolt mondatokat a magyarlánc nem elemzi teljesen helyesen.<text:line-break/>Erre a problémára példa:<text:line-break/></text:p>
        </text:list-item>
      </text:list>
      <text:p text:style-name="P49">Rosszul formázott bemenet, 1 mondat 3 sorra tagolva: <text:a xlink:type="simple" xlink:href="https://gist.github.com/Degubi/2128c546adeacd57448f63c4a358da65" text:style-name="ListLabel_20_325" text:visited-style-name="ListLabel_20_325"><text:span text:style-name="T4">https://gist.github.com/Degubi/2128c546adeacd57448f63c4a358da65</text:span></text:a><text:line-break/>Kimenet:<text:line-break/><text:a xlink:type="simple" xlink:href="https://gist.github.com/Degubi/925fc4cdc4d053e57910cc62b22c7140" text:style-name="ListLabel_20_325" text:visited-style-name="ListLabel_20_325"><text:span text:style-name="T4">https://gist.github.com/Degubi/925fc4cdc4d053e57910cc62b22c7140</text:span></text:a><text:line-break/><text:line-break/>Helyes bemenet, 1 mondat 1 soron:<text:line-break/><text:a xlink:type="simple" xlink:href="https://gist.github.com/Degubi/64981558ce50a96803624f5877be1e04" text:style-name="ListLabel_20_325" text:visited-style-name="ListLabel_20_325"><text:span text:style-name="T4">https://gist.github.com/Degubi/64981558ce50a96803624f5877be1e04</text:span></text:a><text:line-break/>Kimenet:<text:line-break/><text:a xlink:type="simple" xlink:href="https://gist.github.com/Degubi/05bc9d77dafab756c0636a30abe92279" text:style-name="ListLabel_20_325" text:visited-style-name="ListLabel_20_325"><text:span text:style-name="T4">https://gist.github.com/Degubi/05bc9d77dafab756c0636a30abe92279</text:span></text:a><text:line-break/><text:line-break/>Látszik, hogy a 2 kimenet különbözik: pl. az ‘idegen’ szó elemzése teljesen eltér a 2 kimenetben, illetve a ‘,’-t teljesen egybevonta az ‘idegen’ szóval amikor a mondat több sorra volt tagolva.</text:p>
      <text:list xml:id="list40422485975451" text:continue-numbering="true" text:style-name="WWNum19">
        <text:list-item>
          <text:p text:style-name="P25">Erre megoldásnak azt találtam, hogy mivel az új szövegkinyerő paragrafusonként széttaglalja a kimenetet, 1-1 adott paragrafusban a szöveget 1 sorra tenni. (Ugyanis 1 soron lehet több mondat, azok jól elemződnek)<text:line-break/>Ezzel a módszerrel nem lesz gond a tagolásokkal + az eddigi 1-1 soros címek is helyesek maradnak.<text:line-break/></text:p>
        </text:list-item>
      </text:list>
      <text:list xml:id="list1359087813" text:style-name="WWNum17">
        <text:list-item>
          <text:p text:style-name="P26">A ‘I. BEVEZETÉS AZ IRODALOMBA – MŰVÉSZET, IRODALOM‘ cím elemzésénél vettem észre, hogy a program külön mondatnak veszi az ‘I.’ és az azutáni részeket.<text:line-break/>Ennek az oka az lehet, hogy a római 1-es szám után van egy pont és azt hiszi a magyarlánc, hogy új mondat kezdődik. Ezt nem tudom, hogy ez gond lehet-e.<text:line-break/>Erre megoldás lehetne talán regexekkel a sorszámok utáni pontok eltávolítása.</text:p>
        </text:list-item>
      </text:list>
      <text:p text:style-name="P37"/>
      <text:p text:style-name="P37"/>
      <text:p text:style-name="P37"/>
      <text:p text:style-name="P37">Elemzés:</text:p>
      <text:list xml:id="list3873064811" text:style-name="WWNum24">
        <text:list-item>
          <text:p text:style-name="P27">Elkezdtem kiépíteni a kimenet modelljét. (Úgy gondolom, hogy a szövegkinyerési folyamaton még bőven lehet finomítani program ügyileg mielőtt a végleges kézzel történő átnézést megteszem, de szerintem érdemes elkezdeni gondolkodni a további lépéseken is)<text:line-break/>Jelenleg a magyarlánc ‘morphparse’ módjának kimenetével foglalkozok, nem tudom, hogy ő fog-e kelleni majd a továbbiakban.</text:p>
        </text:list-item>
        <text:list-item>
          <text:p text:style-name="P27">Jelenleg annyi történik, hogy a kimenet első oszlopait (az eredeti szó formát) egyesítem ismét mondatokká. Ez segít abban, hogy észrevegyem ha a mondatok nem jól darabolódnak, vagy esetleg olyan szavak kerülnek vele, amik hibásan lettek kinyerve. (A mondat több soron problémára is így akadtam rá)</text:p>
        </text:list-item>
      </text:list>
      <text:p text:style-name="P37"/>
      <text:p text:style-name="Standard"><text:span text:style-name="T1">2021. 09. 01:</text:span></text:p>
      <text:list xml:id="list3483620846" text:style-name="WWNum28">
        <text:list-item>
          <text:p text:style-name="P28">irodalom szöveggyűjtemény és a tankönyv különbségeinek elemzés</text:p>
        </text:list-item>
        <text:list-item>
          <text:p text:style-name="P28">'magyarlánc' program elemzéshez, utánanézni</text:p>
        </text:list-item>
        <text:list-item>
          <text:p text:style-name="P28">eddig kinyert szöveget kéne tisztítani a programnak</text:p>
        </text:list-item>
        <text:list-item>
          <text:p text:style-name="P28">esetleg más konvertereket keresni jobb kimenettel</text:p>
        </text:list-item>
      </text:list>
      <text:p text:style-name="Standard"/>
      <text:p text:style-name="Standard">Adatforrások:</text:p>
      <text:p text:style-name="Standard"><text:soft-page-break/>Általános iskolai irodalom könyvekhez nem találtam szöveggyűjteményeket, ezért a gimnázium 9-12-et gyűjtöttem ki:<text:line-break/></text:p>
      <text:list xml:id="list3164645646" text:style-name="WWNum34">
        <text:list-item>
          <text:p text:style-name="P29">Irodalom 12. osztály:</text:p>
        </text:list-item>
      </text:list>
      <text:p text:style-name="P49"><text:a xlink:type="simple" xlink:href="https://www.tankonyvkatalogus.hu/pdf/FI-501021202_1__teljes.pdf" text:style-name="ListLabel_20_325" text:visited-style-name="ListLabel_20_325"><text:span text:style-name="T4">https://www.tankonyvkatalogus.hu/pdf/FI-501021202_1__teljes.pdf</text:span></text:a><text:line-break/>https://www.tankonyvkatalogus.hu/pdf/FI-501021201_1__teljes.pdf</text:p>
      <text:list xml:id="list172057021" text:style-name="WWNum32">
        <text:list-item>
          <text:p text:style-name="P30">Irodalom 11. osztály:<text:line-break/>https://www.tankonyvkatalogus.hu/pdf/FI-501021102_1__teljes.pdf</text:p>
        </text:list-item>
      </text:list>
      <text:p text:style-name="P49"><text:a xlink:type="simple" xlink:href="https://www.tankonyvkatalogus.hu/pdf/FI-501021101_1__teljes.pdf" text:style-name="ListLabel_20_325" text:visited-style-name="ListLabel_20_325"><text:span text:style-name="T4">https://www.tankonyvkatalogus.hu/pdf/FI-501021101_1__teljes.pdf</text:span></text:a></text:p>
      <text:list xml:id="list357713944" text:style-name="WWNum9">
        <text:list-item>
          <text:p text:style-name="P31">Irodalom 10. osztály:</text:p>
        </text:list-item>
      </text:list>
      <text:p text:style-name="Standard"><text:s text:c="4"/><text:tab/>https://www.tankonyvkatalogus.hu/pdf/FI-501021001_1__teljes.pdf</text:p>
      <text:p text:style-name="Standard"><text:s text:c="4"/><text:tab/><text:a xlink:type="simple" xlink:href="https://www.tankonyvkatalogus.hu/pdf/FI-501021002_1__teljes.pdf" text:style-name="ListLabel_20_325" text:visited-style-name="ListLabel_20_325"><text:span text:style-name="T4">https://www.tankonyvkatalogus.hu/pdf/FI-501021002_1__teljes.pdf</text:span></text:a></text:p>
      <text:list xml:id="list1116796297" text:style-name="WWNum16">
        <text:list-item>
          <text:p text:style-name="P32">Irodalom 9. osztály:</text:p>
        </text:list-item>
      </text:list>
      <text:p text:style-name="P49"><text:a xlink:type="simple" xlink:href="https://www.tankonyvkatalogus.hu/pdf/OH-MIR09SZ__teljes.pdf" text:style-name="ListLabel_20_325" text:visited-style-name="ListLabel_20_325"><text:span text:style-name="T4">https://www.tankonyvkatalogus.hu/pdf/OH-MIR09SZ__teljes.pdf</text:span></text:a></text:p>
      <text:p text:style-name="P49">https://www.tankonyvkatalogus.hu/pdf/OH-MIR09TA__teljes.pdf</text:p>
      <text:p text:style-name="Standard"/>
      <text:p text:style-name="Standard">Szövegkinyeréshez:</text:p>
      <text:list xml:id="list1901593775" text:style-name="WWNum11">
        <text:list-item>
          <text:p text:style-name="P33">Szövegkinyeréshez szeretném elhagyni az online oldalak használatát és programkódbeli automatizálható megoldást keresni.</text:p>
        </text:list-item>
      </text:list>
      <text:p text:style-name="P52">(A korábban használt oldalnak nem találtam API-t + nem igazán konfigurálható a szöveg kinyerése)</text:p>
      <text:list xml:id="list1166148928" text:style-name="WWNum3">
        <text:list-item>
          <text:p text:style-name="P34">Ezzel a témával már vannak korábbi ismereteim, java-ban a PDFBox nevű könyvtárral már foglalkoztam ilyesmivel. Szerintem hasonlóval egy alapból jobban szűrt adatforráshoz lehet jutni.</text:p>
        </text:list-item>
      </text:list>
      <text:p text:style-name="Standard"><text:s/><text:tab/>(Ugyanis sokkal jobb minőségű és testreszabhatóbb szövegkinyerési módszerei vannak az ilyen könyvtáraknak.)</text:p>
      <text:p text:style-name="Standard"/>
      <text:p text:style-name="Standard"/>
      <text:p text:style-name="Standard">Szöveg tisztítása:</text:p>
      <text:p text:style-name="Standard"><text:tab/>- 2 úton lehet elindulni: a programkóddal való tisztítás, illetve a kézzel való tisztítás.</text:p>
      <text:p text:style-name="Standard"><text:soft-page-break/><text:tab/>- Legalább olyan szintre akarok eljutni az automatizálással, hogy ne kelljen órákon át a kimenetet kézzel tisztítani és formázni.</text:p>
      <text:p text:style-name="Standard"><text:s text:c="4"/><text:tab/>- Automatizálásra első gondolat az volt, hogy regexek-el és egyéb szűrésekkel szedem ki azokat a szövegrészeket, amik nem kellenek.</text:p>
      <text:p text:style-name="Standard"><text:tab/> <text:s/>(pl.ha egy sor csak számból áll akkor az valószínűleg oldalszám stb...)</text:p>
      <text:p text:style-name="Standard"><text:tab/>- Viszont mi lenne ha nem (csak) szűrnénk a beolvasott szöveget, hanem be se olvasnánk azt ami nem kell?</text:p>
      <text:p text:style-name="Standard"><text:tab/>- A nem kelendő szöveg nagy része a margón található -&gt; hagyjuk ki a margón lévő szövegeket, sose olvassuk be őket.</text:p>
      <text:p text:style-name="Standard"><text:tab/>- Ez a szűrés után már csak a könyv elején és végén található oldalak okoznak gondot, de mivel azok csak 1x-1x szerepelnek akár már kézzel is megoldható a tisztításuk.</text:p>
      <text:p text:style-name="Standard"><text:tab/>- Ezután még lehet szó azokról, hogy pl. a címeket, alcímeket is kiszűrjük-e.</text:p>
      <text:p text:style-name="Standard"/>
      <text:p text:style-name="Standard">Magyarlánc:</text:p>
      <text:list xml:id="list1173681115" text:style-name="WWNum20">
        <text:list-item>
          <text:p text:style-name="P35"><text:a xlink:type="simple" xlink:href="https://rgai.inf.u-szeged.hu/magyarlanc" text:style-name="ListLabel_20_325" text:visited-style-name="ListLabel_20_325"><text:span text:style-name="T4">https://rgai.inf.u-szeged.hu/magyarlanc</text:span></text:a></text:p>
        </text:list-item>
        <text:list-item>
          <text:p text:style-name="P35">A program parancssoros meghívásakor a bemeneti fájl az -input paraméter, a kimeneti fájlé pedig a -output</text:p>
        </text:list-item>
        <text:list-item>
          <text:p text:style-name="P35">A program a bemeneti szöveget először mondatokra bontja szét, majd az adott mondatot kifejezésekre bontja szét. (mivel nem csak szavakat elemez, hanem pl. vesszőket és kötőjeleket, ezért lényegében tokenizálásról van szó)</text:p>
        </text:list-item>
        <text:list-item>
          <text:p text:style-name="P35">Kimeneti formátum (parse mode esetén):<text:line-break/>A kimenet egy CSV-hez hasonló szöveges kimenet. 1-1 sorban 1-1 kifejezés adattagjai vannak, az adattagok tabulátor karakterekkel vannak elválasztva. Az egyes mondatokat 1-1 plusz újsor elválasztó karakter választja el.</text:p>
        </text:list-item>
        <text:list-item>
          <text:p text:style-name="P35">1-1 elemzett kifejezés adattagjai:<text:line-break/>- Az adott kifejezés sorszáma a mondaton belül</text:p>
        </text:list-item>
      </text:list>
      <text:p text:style-name="P49">- Maga az elemzett kifejezés</text:p>
      <text:p text:style-name="P49">- Az adott kifejezés szótövesített alakja</text:p>
      <text:p text:style-name="P49">- Az adott kifejezés elemzése (pl. ige esetén az idő, hanyadik szám hanyadik személy stb…)</text:p>
      <text:p text:style-name="P37"/>
      <text:p text:style-name="P37"><text:span text:style-name="T1">2021. 08. 26:</text:span></text:p>
      <text:list xml:id="list4290213519" text:style-name="WWNum7">
        <text:list-item>
          <text:p text:style-name="P36">Adatforrás: <text:a xlink:type="simple" xlink:href="https://www.tankonyvkatalogus.hu/site/kiadvany/OH-MIR09TA" text:style-name="ListLabel_20_325" text:visited-style-name="ListLabel_20_325"><text:span text:style-name="T4">https://www.tankonyvkatalogus.hu/site/kiadvany</text:span></text:a></text:p>
        </text:list-item>
        <text:list-item>
          <text:p text:style-name="P36">Eredeti szövegkinyerő oldal: <text:a xlink:type="simple" xlink:href="https://tools.pdfforge.org/extract-text" text:style-name="ListLabel_20_325" text:visited-style-name="ListLabel_20_325"><text:span text:style-name="T4">https://tools.pdfforge.org/extract-text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1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2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2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2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2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25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3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3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3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4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4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43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192" meta:word-count="2207" meta:character-count="16410" meta:non-whitespace-character-count="14484"/>
    <meta:generator>LibreOfficeDev/6.0.5.2$Linux_X86_64 LibreOffice_project/</meta:generator>
  </office:meta>
</office:document-meta>
</file>